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3A8000001416BFAE9C4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7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8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auto-grow-height="true" fo:min-height="2.867cm"/>
    </style:style>
    <style:style style:name="pr8" style:family="presentation" style:parent-style-name="Default-outline1" style:list-style-name="L4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outline1" style:list-style-name="L5">
      <style:graphic-properties fo:min-height="12.95cm"/>
    </style:style>
    <style:style style:name="pr11" style:family="presentation" style:parent-style-name="Default-outline1">
      <style:graphic-properties draw:auto-grow-height="true" fo:min-height="11.6cm"/>
    </style:style>
    <style:style style:name="pr12" style:family="presentation" style:parent-style-name="Default-outline1">
      <style:graphic-properties fo:min-height="12.95cm"/>
    </style:style>
    <style:style style:name="pr13" style:family="presentation" style:parent-style-name="Default-outline1" style:list-style-name="L5">
      <style:graphic-properties draw:auto-grow-height="true" fo:min-height="11.6cm"/>
    </style:style>
    <style:style style:name="pr14" style:family="presentation" style:parent-style-name="Default-outline1" style:list-style-name="L5">
      <style:graphic-properties draw:auto-grow-height="true" fo:min-height="11.6cm"/>
    </style:style>
    <style:style style:name="pr15" style:family="presentation" style:parent-style-name="Default-outline1">
      <style:graphic-properties draw:auto-grow-height="true" fo:min-height="11.706cm"/>
    </style:style>
    <style:style style:name="pr16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Title1-subtitle" style:list-style-name="L9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family="'DejaVu Sans'" style:font-pitch="variable"/>
    </style:style>
    <style:style style:name="P2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  <style:text-properties fo:font-family="'DejaVu Sans'" style:font-pitch="variable"/>
    </style:style>
    <style:style style:name="P4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  <style:text-properties fo:color="#000000" fo:font-family="'DejaVu Sans'" style:font-pitch="variable" fo:font-size="32pt" fo:text-shadow="none" fo:font-weight="normal" style:font-size-asian="32pt" style:font-weight-asian="normal" style:font-size-complex="32pt" style:font-weight-complex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3cm" fo:margin-right="0cm" fo:text-indent="-0.93cm"/>
      <style:text-properties fo:font-family="'DejaVu Sans'" style:font-pitch="variable"/>
    </style:style>
    <style:style style:name="P8" style:family="paragraph">
      <style:paragraph-properties fo:margin-left="0.93cm" fo:margin-right="0cm" fo:line-height="200%" fo:text-indent="-0.93cm"/>
      <style:text-properties fo:font-family="'DejaVu Sans'" style:font-pitch="variable"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family="'DejaVu Sans'" style:font-pitch="variable" fo:font-size="36pt" fo:font-weight="normal" style:font-size-asian="36pt" style:font-weight-asian="normal" style:font-size-complex="36pt" style:font-weight-complex="normal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text-indent="0cm"/>
      <style:text-properties fo:font-family="'DejaVu Sans'" style:font-pitch="variable" fo:font-weight="normal" style:font-weight-asian="normal" style:font-weight-complex="normal"/>
    </style:style>
    <style:style style:name="P12" style:family="paragraph">
      <style:paragraph-properties fo:margin-left="0.94cm" fo:margin-right="0cm" fo:line-height="100%" fo:text-indent="-0.889cm"/>
      <style:text-properties fo:font-family="'DejaVu Sans'" style:font-pitch="variable"/>
    </style:style>
    <style:style style:name="P13" style:family="paragraph">
      <style:paragraph-properties fo:margin-left="0cm" fo:margin-right="0cm" fo:margin-top="0.204cm" fo:margin-bottom="0.3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font-family="'DejaVu Sans'" style:font-pitch="variable"/>
    </style:style>
    <style:style style:name="P14" style:family="paragraph">
      <style:text-properties fo:font-family="'DejaVu Sans'" style:font-pitch="variable"/>
    </style:style>
    <style:style style:name="P15" style:family="paragraph">
      <style:paragraph-properties style:text-autospace="ideograph-alpha" style:writing-mode="lr-tb"/>
      <style:text-properties fo:font-family="'DejaVu Sans'" style:font-pitch="variable" fo:hyphenate="false"/>
    </style:style>
    <style:style style:name="P16" style:family="paragraph">
      <style:paragraph-properties fo:margin-left="0cm" fo:margin-right="0cm" fo:line-height="130%" fo:text-indent="0cm"/>
      <style:text-properties fo:font-family="'DejaVu Sans'" style:font-pitch="variable"/>
    </style:style>
    <style:style style:name="P17" style:family="paragraph">
      <style:paragraph-properties fo:margin-left="0cm" fo:margin-right="0cm" fo:line-height="130%" fo:text-align="start" fo:text-indent="0cm"/>
      <style:text-properties fo:font-family="'DejaVu Sans'" style:font-pitch="variable"/>
    </style:style>
    <style:style style:name="P18" style:family="paragraph">
      <style:paragraph-properties fo:margin-left="0cm" fo:margin-right="0cm" fo:margin-top="0.204cm" fo:margin-bottom="0.31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font-family="'DejaVu Sans'" style:font-pitch="variable"/>
    </style:style>
    <style:style style:name="P19" style:family="paragraph">
      <style:paragraph-properties fo:margin-left="0.93cm" fo:margin-right="0cm" fo:line-height="130%" fo:text-indent="-0.93cm"/>
      <style:text-properties fo:font-family="'DejaVu Sans'" style:font-pitch="variable"/>
    </style:style>
    <style:style style:name="P20" style:family="paragraph">
      <style:paragraph-properties fo:margin-left="0.93cm" fo:margin-right="0cm" fo:line-height="130%" fo:text-align="start" fo:text-indent="-0.93cm"/>
      <style:text-properties fo:font-family="'DejaVu Sans'" style:font-pitch="variable"/>
    </style:style>
    <style:style style:name="P21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  <style:text-properties fo:font-family="'DejaVu Sans'" style:font-pitch="variable"/>
    </style:style>
    <style:style style:name="P22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fo:font-family="'DejaVu Sans'" style:font-pitch="variable"/>
    </style:style>
    <style:style style:name="P23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pitch="variable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text-outline="false" style:text-line-through-style="none" style:text-position="0% 100%" fo:font-size="32pt" fo:language="en" fo:country="GB" fo:font-style="normal" fo:text-shadow="none" style:text-underline-style="none" fo:font-weight="normal" style:font-family-asian="Arial" style:font-family-generic-asian="swiss" style:font-pitch-asian="variable" style:font-size-asian="32pt" style:language-asian="en" style:country-asian="US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fo:font-size="40pt" fo:language="en" fo:country="US" fo:font-weight="normal" style:font-size-asian="40pt" style:language-asian="en" style:country-asian="US" style:font-weight-asian="normal" style:font-size-complex="4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text-outline="false" style:text-line-through-style="none" style:text-position="0% 100%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etter-spacing="normal" fo:language="en" fo:country="US" fo:font-weight="bold" style:text-underline-mode="continuous" style:text-overline-mode="continuous" style:text-line-through-mode="continuous" style:letter-kerning="false" style:language-asian="zxx" style:country-asian="none" style:font-weight-asian="bold" style:language-complex="zxx" style:country-complex="none" style:font-weight-complex="bold" style:text-scale="100%" style:text-overline-style="none" style:text-overline-color="font-color"/>
    </style:style>
    <style:style style:name="T8" style:family="text">
      <style:text-properties fo:letter-spacing="normal" fo:language="en" fo:country="US" fo:font-weight="normal" style:text-underline-mode="continuous" style:text-overline-mode="continuous" style:text-line-through-mode="continuous" style:letter-kerning="false" style:language-asian="zxx" style:country-asian="none" style:font-weight-asian="normal" style:language-complex="zxx" style:country-complex="none" style:font-weight-complex="normal" style:text-scale="100%" style:text-overline-style="none" style:text-overline-color="font-color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style:text-overline-style="none" style:text-overline-color="font-color"/>
    </style:style>
    <style:style style:name="T11" style:family="text">
      <style:text-properties fo:color="#000000"/>
    </style:style>
    <style:style style:name="T12" style:family="text">
      <style:text-properties fo:color="#ff0000"/>
    </style:style>
    <style:style style:name="T13" style:family="text">
      <style:text-properties fo:color="#000000" style:text-outline="false" style:text-line-through-style="none" style:text-position="0% 100%" fo:font-size="22pt" fo:font-style="normal" fo:text-shadow="none" style:text-underline-style="none" fo:font-weight="normal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bold" style:font-size-asian="24pt" style:font-size-complex="24pt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000000" fo:font-family="'DejaVu Sans'" style:font-pitch="variable" fo:language="en" fo:country="GB"/>
    </style:style>
    <style:style style:name="T18" style:family="text">
      <style:text-properties fo:font-family="'DejaVu Sans'" style:font-pitch="variable" fo:font-size="24pt" style:font-size-asian="24pt" style:font-size-complex="24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127cm" text:min-label-width="0.559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4" draw:layer="layout" svg:width="27.2cm" svg:height="2.895cm" svg:x="2.54cm" svg:y="9.931cm" presentation:class="title" presentation:user-transformed="true">
          <draw:text-box>
            <text:p text:style-name="P3"><text:span text:style-name="T2">Օգտագործողներ և թույլատվություններ</text:span><text:span text:style-name="T2"><text:line-break/></text:span><text:span text:style-name="T2">(Users and permissions)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Ներածություն</text:p>
              </text:list-item>
              <text:list-item>
                <text:p text:style-name="P7">Home դիրեկտորիա</text:p>
              </text:list-item>
              <text:list-item>
                <text:p text:style-name="P7">/etc/passwd և /etc/group ֆայլեր</text:p>
              </text:list-item>
              <text:list-item>
                <text:p text:style-name="P7">Ստեղծել կամ ջնջել օգտագոծողներ և խմբեր</text:p>
              </text:list-item>
              <text:list-item>
                <text:p text:style-name="P7">Ֆայլերի թույլատվություններ (permissions)</text:p>
              </text:list-item>
              <text:list-item>
                <text:p text:style-name="P7">Թույլատվությունների տիպեր</text:p>
              </text:list-item>
              <text:list-item>
                <text:p text:style-name="P7">Փոխել ֆայլի սեփականատերին և խումբը</text:p>
              </text:list-item>
              <text:list-item>
                <text:p text:style-name="P7">Փոխել ֆայլի թույլատվությունները</text:p>
              </text:list-item>
            </text:list>
          </draw:text-box>
        </draw:frame>
        <draw:frame presentation:style-name="pr5" draw:text-style-name="P9" draw:layer="layout" svg:width="28.749cm" svg:height="2.868cm" svg:x="1.599cm" svg:y="0.799cm" presentation:class="title" presentation:user-transformed="true">
          <draw:text-box>
            <text:p text:style-name="P1"><text:span text:style-name="T3">Թեմաներ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749cm" svg:height="2.867cm" svg:x="1.599cm" svg:y="0.799cm" presentation:class="title" presentation:user-transformed="true">
          <draw:text-box>
            <text:p text:style-name="P1"><text:span text:style-name="T4">Ներածություն</text:span></text:p>
          </draw:text-box>
        </draw:frame>
        <draw:frame presentation:style-name="pr8" draw:text-style-name="P12" draw:layer="layout" svg:width="30cm" svg:height="12.95cm" svg:x="1cm" svg:y="4.2cm" presentation:class="outline" presentation:user-transformed="true">
          <draw:text-box>
            <text:list text:style-name="L4">
              <text:list-item>
                <text:p text:style-name="P12">Linux-ը նախագծված է լինել բազմաօգտագործող միջավայր</text:p>
              </text:list-item>
              <text:list-item>
                <text:p text:style-name="P12">Այն համակարգում, որտեղ կան մեկից ավել օգտագործողներ, կրիտիկական է ունենալ անվտանգության համակարգ, որպեսզի որոշել՝ որ ֆայլերն են քոնը, և ովքեր են կարող նայել կամ փոփոխել նրանց։</text:p>
              </text:list-item>
              <text:list-item>
                <text:p text:style-name="P12">root օգտագործողը (կամ superuser) ունի մուտքի իրավունք բոլոր ֆայլերին Linux-ում։</text:p>
              </text:list-item>
              <text:list-item>
                <text:p text:style-name="P12">Օգտագործողի անունը (username)՝ տվյալ պահին մուտք գործած համակարգ, կարող է դիտվել 'w' կամ 'who' հրամանով։</text:p>
              </text:list-item>
              <text:list-item>
                <text:p text:style-name="P12">Ընթացիկ օգտագործողի անունը կարող է դիտվել 'whoami' կամ 'who i am' հրամաններով, բացի այդ օգտագոծողի անունը պահվում է USER միջավայրի փոփոխականի (environment variable) մեջ։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749cm" svg:height="2.867cm" svg:x="1.599cm" svg:y="0.799cm" presentation:class="title" presentation:user-transformed="true">
          <draw:text-box>
            <text:p text:style-name="P1"><text:span text:style-name="T4">Home դիրեկտորիա</text:span></text:p>
          </draw:text-box>
        </draw:frame>
        <draw:frame presentation:style-name="pr10" draw:text-style-name="P13" draw:layer="layout" svg:width="30cm" svg:height="12.95cm" svg:x="1cm" svg:y="4cm" presentation:class="outline" presentation:user-transformed="true">
          <draw:text-box>
            <text:list text:style-name="L5">
              <text:list-item>
                <text:p text:style-name="P13"><text:span text:style-name="T5">Յուրաքանչյուր ստեղծված գրառում համակարգում ունի առանձնացված home դիրեկտորիա՝ տեղակայված /home-ի տակ, օրինակ /home/student</text:span></text:p>
              </text:list-item>
              <text:list-item>
                <text:p text:style-name="P13"><text:span text:style-name="T5">home դիրեկտորիան superuser-ի համար /root -ն է։</text:span></text:p>
              </text:list-item>
              <text:list-item>
                <text:p text:style-name="P13"><text:span text:style-name="T5">Օգտագործողին սպեցիֆիկ կոնֆիգուրացիոն ֆայլերի մեծ մասը պահվում են որպես թաքնված ֆայլեր home դիրեկտորիայում։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749cm" svg:height="2.867cm" svg:x="1.599cm" svg:y="0.799cm" presentation:class="title" presentation:user-transformed="true">
          <draw:text-box>
            <text:p text:style-name="P1"><text:span text:style-name="T4">/etc/passwd և /etc/group ֆայլեր</text:span></text:p>
          </draw:text-box>
        </draw:frame>
        <draw:frame presentation:style-name="pr11" draw:text-style-name="P7" draw:layer="layout" svg:width="30cm" svg:height="11.837cm" svg:x="1cm" svg:y="4cm" presentation:class="outline" presentation:user-transformed="true">
          <draw:text-box>
            <text:list text:style-name="L3">
              <text:list-item>
                <text:p text:style-name="P7">/etc/passwd ֆայլը պարունակում է տարատեսակ ինֆորմացիաների հատվածներ յուրաքանչյուր գրառման համար<text:span text:style-name="T4">. Սա է այն տեղը, որտեղ օգտագործողը սահմանվում է։ </text:span><text:span text:style-name="T4"><text:line-break/></text:span><text:span text:style-name="T4">Պարունակում է ինֆորմացիա, ինչպիսին են՝</text:span></text:p>
                <text:list>
                  <text:list-item>
                    <text:p text:style-name="P14"><text:span text:style-name="T4">Օգտագործողի անուն (Username)</text:span></text:p>
                  </text:list-item>
                  <text:list-item>
                    <text:p text:style-name="P14"><text:span text:style-name="T4">UID (user ID) և GID (group ID)</text:span></text:p>
                  </text:list-item>
                  <text:list-item>
                    <text:p text:style-name="P14"><text:span text:style-name="T4">Ամբողջ անուն (full name)</text:span></text:p>
                  </text:list-item>
                  <text:list-item>
                    <text:p text:style-name="P14"><text:span text:style-name="T4">home դիրեկտորիայի ճանապարհ</text:span></text:p>
                  </text:list-item>
                  <text:list-item>
                    <text:p text:style-name="P14"><text:span text:style-name="T4">Այն ծրագիրը, որը կաշխատի օգտագործողի մուտք գործելուց հետո (օրինակ՝ նախընտրելի է shell)</text:span></text:p>
                  </text:list-item>
                </text:list>
              </text:list-item>
              <text:list-item>
                <text:p text:style-name="P7"><text:span text:style-name="T4">/etc/group ֆայլը պարունակում է ինֆորմացիա գոյություն ունեցող խմբերի մասին, նրանց ID-ները և այդ խմբերի մասնակիցների մասին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749cm" svg:height="2.867cm" svg:x="1.599cm" svg:y="0.799cm" presentation:class="title" presentation:user-transformed="true">
          <draw:text-box>
            <text:p text:style-name="P1"><text:span text:style-name="T4">Ստեղծել օգտագործողներ և խմբեր</text:span></text:p>
          </draw:text-box>
        </draw:frame>
        <draw:frame presentation:style-name="pr12" draw:text-style-name="P7" draw:layer="layout" svg:width="30cm" svg:height="13.216cm" svg:x="1cm" svg:y="4cm" presentation:class="outline" presentation:user-transformed="true">
          <draw:text-box>
            <text:list text:style-name="L3">
              <text:list-item>
                <text:p text:style-name="P7"><text:span text:style-name="T6">adduser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adduser [--home DIR] [--shell SHELL] [--uid ID] [-gid ID] user</text:span><text:span text:style-name="T7"><text:line-break/></text:span><text:span text:style-name="T8">ավելացնում է համակարգի օգտագործող՝ կախված հրամանի պարամետրերից և կոնֆիգուրացիոն ինֆորմացիայից /etc/adduser.conf ֆայլում</text:span></text:p>
                  </text:list-item>
                  <text:list-item>
                    <text:p text:style-name="P15"><text:span text:style-name="T7">adduser user group –</text:span><text:span text:style-name="T8"> ավելացնում է գոյություն ունեցող օգտագործողին գոյություն ունեցող խմբի մեջ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addgroup group (կամ adduser –-group group)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8">Ավելացնում է նոր խումբ համակարգում</text:span></text:p>
                  </text:list-item>
                  <text:list-item>
                    <text:p text:style-name="P15"><text:span text:style-name="T8">Խումբը ստեղծվում է առանց որևէ օգտագործողի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deluser 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deluser [--remove-home] user</text:span><text:span text:style-name="T8"> – ջնջում է օգտագործողին համակարգից</text:span></text:p>
                  </text:list-item>
                  <text:list-item>
                    <text:p text:style-name="P15"><text:span text:style-name="T7">deluser user group</text:span><text:span text:style-name="T8"> – ջնջում է օգտագործողին նշված խմբից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delgroup group</text:span><text:span text:style-name="T4"> – </text:span><text:span text:style-name="T9">ջնջում է խումբը համակարգից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749cm" svg:height="2.867cm" svg:x="1.599cm" svg:y="0.799cm" presentation:class="title" presentation:user-transformed="true">
          <draw:text-box>
            <text:p text:style-name="P1"><text:span text:style-name="T4">Ֆայլերի թույլատվություններ</text:span></text:p>
          </draw:text-box>
        </draw:frame>
        <draw:frame presentation:style-name="pr13" draw:text-style-name="P16" draw:layer="layout" svg:width="30cm" svg:height="11.6cm" svg:x="1cm" svg:y="4cm" presentation:class="outline" presentation:user-transformed="true">
          <draw:text-box>
            <text:list text:style-name="L5">
              <text:list-item>
                <text:p text:style-name="P16">Թույլատվությունները սահմանված են առանձնացված ըստ օգտագործողների, խմբերի և մնացածների (users, groups, others)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User – օգտագործողի անունը, որին պատկանում է ֆայլը։ Լռությամբ՝ այն օգտագործողը, որը ստեղծել է այդ ֆայլը, հանդիսանում է սեփականատեր (Owner)։</text:span></text:p>
                  </text:list-item>
                  <text:list-item>
                    <text:p text:style-name="P15"><text:span text:style-name="T10">group – խմբի անունը, որը հանդիսանում է այդ ֆայլի սեփականատեր (Group owner): Բոլոր օգտագործողները, որոնք գտնվում են այդ խմբում, ունեն թույլատվություն այդ ֆայլին։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0">other – այն օգտագործողները, որոնք այդ ֆայլի սեփականատերը չեն և չեն գտնվում այն խմբում, որին պատկանում է այդ ֆայլը։</text:span></text:p>
                  </text:list-item>
                </text:list>
              </text:list-item>
            </text:list>
            <text:list text:style-name="L5">
              <text:list-item>
                <text:p text:style-name="P17">'ls -l' հրամանի ելֆը կլինի հետևյալը</text:p>
              </text:list-item>
            </text:list>
            <text:p text:style-name="P14"><text:span text:style-name="T11"><text:s text:c="6"/></text:span><text:span text:style-name="T11">-</text:span><text:span text:style-name="T12">rw-r--r--</text:span><text:span text:style-name="T11"> 1 student student 12408 2010-25-03 18:44 fil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749cm" svg:height="2.867cm" svg:x="1.599cm" svg:y="0.799cm" presentation:class="title" presentation:user-transformed="true">
          <draw:text-box>
            <text:p text:style-name="P1"><text:span text:style-name="T4">Թույլատվությունների տիպեր</text:span></text:p>
          </draw:text-box>
        </draw:frame>
        <draw:frame presentation:style-name="pr11" draw:text-style-name="P7" draw:layer="layout" svg:width="30cm" svg:height="13.585cm" svg:x="1cm" svg:y="4cm" presentation:class="outline" presentation:user-transformed="true">
          <draw:text-box>
            <text:list text:style-name="L3">
              <text:list-item>
                <text:p text:style-name="P7">Կարդալու թույլատվություն (Read permission )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0">Ռեգուլար ֆայլերի համար նշանակում է, որ այդ ֆայլը կարելի է բացել և կարդալ։</text:span></text:p>
                  </text:list-item>
                  <text:list-item>
                    <text:p text:style-name="P15"><text:span text:style-name="T10">Դիրեկտորիաների համար նշանակում է, որ կարելի է տեսնել դիրեկտորիայի պարունակության ցանկը։</text:span></text:p>
                  </text:list-item>
                </text:list>
              </text:list-item>
            </text:list>
            <text:list text:style-name="L3">
              <text:list-item>
                <text:p text:style-name="P7">Գրելու թույլատվություն (Write permissions)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0">Ռեգուլար ֆայլերի համար նշանակում է , որ այդ ֆայլը կարելի է փոփոխել (նոր տվյալ կարելի է գրել ֆայլում)։</text:span></text:p>
                  </text:list-item>
                  <text:list-item>
                    <text:p text:style-name="P15"><text:span text:style-name="T10">Դիրեկտորիայի դեպքում նշանակում է, որ ֆայլերը կարող են ավելացվել, ջնջվել կամ անվանափոխվել այդ դիրեկտորիայում։</text:span></text:p>
                  </text:list-item>
                </text:list>
              </text:list-item>
            </text:list>
            <text:list text:style-name="L3">
              <text:list-item>
                <text:p text:style-name="P7">Կատարման թույլատվություն (Execute permissions)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0">Ռեգուլար ֆայլերի համար նշանակում է, որ ֆայլը կարող է կատարվել որպես ծրագիր կամ որպես shell-ի սկրիպտ։</text:span></text:p>
                  </text:list-item>
                  <text:list-item>
                    <text:p text:style-name="P15"><text:span text:style-name="T10">Դիրեկտորիայի համար նշանակում է, որ իրավունք կա մտնել այդ դիրեկտորիա։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749cm" svg:height="2.867cm" svg:x="1.599cm" svg:y="0.799cm" presentation:class="title" presentation:user-transformed="true">
          <draw:text-box>
            <text:p text:style-name="P1"><text:span text:style-name="T4">Փոխել ֆայլի սեփականատերին և խումբը</text:span></text:p>
          </draw:text-box>
        </draw:frame>
        <draw:frame presentation:style-name="pr14" draw:text-style-name="P18" draw:layer="layout" svg:width="30cm" svg:height="11.6cm" svg:x="1cm" svg:y="4cm" presentation:class="outline" presentation:user-transformed="true">
          <draw:text-box>
            <text:list text:style-name="L5">
              <text:list-item>
                <text:p text:style-name="P18"><text:span text:style-name="T5">chown [OWNER][:GROUP] [-R] FILE</text:span></text:p>
                <text:list>
                  <text:list-item>
                    <text:p text:style-name="P14"><text:span text:style-name="T13">օրինակ՝ chown student /home/john/file.txt</text:span></text:p>
                  </text:list-item>
                  <text:list-item>
                    <text:p text:style-name="P14"><text:span text:style-name="T13">օրինակ՝ chown student:student /home/john/file.txt</text:span></text:p>
                  </text:list-item>
                  <text:list-item>
                    <text:p text:style-name="P14"><text:span text:style-name="T13">օրինակ՝ chown :root /home/student/file.txt</text:span></text:p>
                  </text:list-item>
                </text:list>
              </text:list-item>
              <text:list-item>
                <text:p text:style-name="P18"><text:span text:style-name="T5">chgrp GROUP FILE</text:span></text:p>
                <text:list>
                  <text:list-item>
                    <text:p text:style-name="P14"><text:span text:style-name="T13">օրինակ՝ chgrp student /home/john/file.txt</text:span></text:p>
                  </text:list-item>
                  <text:list-item>
                    <text:p text:style-name="P14"><text:span text:style-name="T13">համարժեք՝ chown :GROUP FIL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749cm" svg:height="2.867cm" svg:x="1.599cm" svg:y="0.799cm" presentation:class="title" presentation:user-transformed="true">
          <draw:text-box>
            <text:p text:style-name="P1"><text:span text:style-name="T4">Փոխել ֆայլի թույլատվությունները</text:span></text:p>
          </draw:text-box>
        </draw:frame>
        <draw:frame presentation:style-name="pr15" draw:text-style-name="P19" draw:layer="layout" svg:width="30cm" svg:height="11.706cm" svg:x="1cm" svg:y="4cm" presentation:class="outline" presentation:user-transformed="true">
          <draw:text-box>
            <text:list text:style-name="L3">
              <text:list-item>
                <text:p text:style-name="P19">Թույլատվությունները փոխվում են chmod հրամանով</text:p>
                <text:list>
                  <text:list-item>
                    <text:p text:style-name="P14"><text:span text:style-name="T6">chmod (ugoa) (+-=) (rwx) FILE</text:span></text:p>
                  </text:list-item>
                </text:list>
              </text:list-item>
              <text:list-item>
                <text:p text:style-name="P20"><text:span text:style-name="T4">Ավելացնել կատարման թույլատվությունը խմբին տվյալ ֆայլի համար</text:span></text:p>
                <text:list>
                  <text:list-item>
                    <text:p text:style-name="P14"><text:span text:style-name="T6">chmod g+x file.txt</text:span></text:p>
                  </text:list-item>
                </text:list>
              </text:list-item>
              <text:list-item>
                <text:p text:style-name="P20"><text:span text:style-name="T4">Ավելացնել կատարման և գրելու թույլատվությունը ֆայլի սեփականատերին տվյալ ֆայլի համար</text:span></text:p>
                <text:list>
                  <text:list-item>
                    <text:p text:style-name="P14"><text:span text:style-name="T6">chmod u+wx file.txt</text:span></text:p>
                  </text:list-item>
                </text:list>
              </text:list-item>
              <text:list-item>
                <text:p text:style-name="P20"><text:span text:style-name="T4">Հեռացնել կատարման թույլատվությունը երկուսից էլ՝ և սեփականատիրոջից, և խմբից</text:span></text:p>
                <text:list>
                  <text:list-item>
                    <text:p text:style-name="P14"><text:span text:style-name="T6">chmod ug-x file.tx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text-style-name="P1" draw:layer="layout" svg:width="28.749cm" svg:height="2.867cm" svg:x="1.599cm" svg:y="0.799cm" presentation:class="title" presentation:user-transformed="true">
          <draw:text-box>
            <text:p text:style-name="P1"><text:span text:style-name="T4">Փոխել ֆայլի թույլատվությունները (շար․)</text:span></text:p>
          </draw:text-box>
        </draw:frame>
        <draw:frame presentation:style-name="pr11" draw:text-style-name="P7" draw:layer="layout" svg:width="30cm" svg:height="12.93cm" svg:x="1cm" svg:y="4cm" presentation:class="outline" presentation:user-transformed="true">
          <draw:text-box>
            <text:list text:style-name="L3">
              <text:list-item>
                <text:p text:style-name="P7"><text:span text:style-name="T14">Օգտագործել “ls -l”, որպեսզի դիտել ֆայլերի ատրիբուտները</text:span></text:p>
                <text:p text:style-name="P7"><text:span text:style-name="T15"/></text:p>
              </text:list-item>
              <text:list-item>
                <text:p text:style-name="P1"><text:span text:style-name="T1"><text:s/>“</text:span><text:span text:style-name="T1">chmod a+x &lt;file&gt;” - ավելացնում է </text:span><text:span text:style-name="T15">x</text:span><text:span text:style-name="T1"> ատրիբուտը բոլորին (user, group և others)</text:span></text:p>
              </text:list-item>
              <text:list-item>
                <text:p text:style-name="P1"><text:span text:style-name="T1"><text:s/>“</text:span><text:span text:style-name="T1">chmod g=rw &lt;file&gt;” - տալիս է </text:span><text:span text:style-name="T15">rw-</text:span><text:span text:style-name="T1"> ատրիբուտը խմբին</text:span></text:p>
                <text:p text:style-name="P7"><text:span text:style-name="T1"/></text:p>
              </text:list-item>
              <text:list-item>
                <text:p text:style-name="P7"><text:span text:style-name="T15">Թվային արժեքներ (ութական համակարգում) կարող են օգտագործվել ի հակառակ տառային իդենտիֆիկացման </text:span></text:p>
              </text:list-item>
              <text:list-item>
                <text:p text:style-name="P7"><text:span text:style-name="T16">Օրինակ: 6 = 110 = rw; 7 = 111 = rwx; 1 = 001 = x</text:span></text:p>
              </text:list-item>
              <text:list-item>
                <text:p text:style-name="P1"><text:span text:style-name="T16"><text:s/>“</text:span><text:span text:style-name="T16">chmod 644 &lt;file&gt;” կվերագրի rw-r--r-- <text:s/>ատրիբուտը ֆայլին</text:span></text:p>
              </text:list-item>
              <text:list-item>
                <text:p text:style-name="P7"><text:span text:style-name="T16">-R ֆլագը կարող է օգտագործվել, որպեսզի վերագրել ատրիբուտները ռեկուրսիվ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office:forms form:automatic-focus="false" form:apply-design-mode="false"/>
        <draw:frame presentation:style-name="pr16" draw:text-style-name="P22" draw:layer="layout" svg:width="27.2cm" svg:height="3.387cm" svg:x="2.666cm" svg:y="9.775cm" presentation:class="title" presentation:user-transformed="true">
          <draw:text-box>
            <text:p text:style-name="P21"><text:span text:style-name="T17">Շնորհակալություն</text:span><text:span text:style-name="T17"><text:line-break/></text:span><text:span text:style-name="T17"/></text:p>
          </draw:text-box>
        </draw:frame>
        <draw:frame presentation:style-name="pr17" draw:text-style-name="P23" draw:layer="layout" svg:width="22.4cm" svg:height="2.005cm" svg:x="5.08cm" svg:y="13.872cm">
          <draw:text-box>
            <text:p text:style-name="P6"><text:span text:style-name="T18"><text:a xlink:href="http://instigate-training-center.am/" xlink:type="simple">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size="11pt" fo:language="en" fo:country="US" style:language-asian="zxx" style:country-asian="non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1pt" fo:language="en" fo:country="US" fo:font-style="italic" style:language-asian="en" style:country-asian="US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language-asian="en" style:country-asian="US" style:font-size-complex="11pt"/>
    </style:style>
    <style:style style:name="WW8Num4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5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2pt" fo:language="en" fo:country="US" fo:font-weight="bold" style:language-asian="en" style:country-asian="U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size="12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2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2pt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2pt" fo:font-style="normal" fo:text-shadow="none" style:text-underline-style="none" fo:font-weight="bold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size-asian="22pt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8pt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0.106cm" svg:height="0.719cm" svg:x="10.932cm" svg:y="18.939cm" presentation:class="footer">
        <draw:text-box>
          <text:p><presentation:footer/></text:p>
        </draw:text-box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draw:frame draw:style-name="Mgr5" draw:text-style-name="MP7" draw:layer="backgroundobjects" svg:width="3.423cm" svg:height="2.437cm" svg:x="27.307cm" svg:y="17.146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1cm" svg:y="18.82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7" draw:layer="backgroundobjects" svg:width="3.423cm" svg:height="2.437cm" svg:x="27.303cm" svg:y="17.146cm">
        <draw:image xlink:href="Pictures/100002010000061E00000559248150B9.png" xlink:type="simple" xlink:show="embed" xlink:actuate="onLoad">
          <text:p/>
        </draw:image>
      </draw:frame>
      <draw:frame draw:style-name="Mgr5" draw:text-style-name="MP7" draw:layer="backgroundobjects" svg:width="32.004cm" svg:height="9.144cm" svg:x="0.018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6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07cm" svg:y="18.818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Ruben Osipyan</meta:initial-creator>
    <meta:creation-date>2008-10-10T12:37:19</meta:creation-date>
    <dc:creator>employee </dc:creator>
    <dc:date>2014-06-23T16:46:41</dc:date>
    <meta:editing-cycles>298</meta:editing-cycles>
    <meta:editing-duration>P1DT22H38M55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